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8pt" fo:font-weight="bold" officeooo:rsid="001e1291" officeooo:paragraph-rsid="001e1291" style:font-size-asian="18pt" style:font-weight-asian="bold" style:font-size-complex="18pt" style:font-weight-complex="bold"/>
    </style:style>
    <style:style style:name="P2" style:family="paragraph" style:parent-style-name="Text_20_body">
      <style:text-properties fo:font-size="18pt" fo:font-weight="bold" officeooo:rsid="001e1291" officeooo:paragraph-rsid="001e1291" style:font-size-asian="18pt" style:font-weight-asian="bold" style:font-size-complex="18pt" style:font-weight-complex="bold"/>
    </style:style>
    <style:style style:name="P3" style:family="paragraph" style:parent-style-name="Heading_20_3">
      <style:text-properties officeooo:paragraph-rsid="0020bb14"/>
    </style:style>
    <style:style style:name="P4" style:family="paragraph" style:parent-style-name="Text_20_body">
      <style:text-properties officeooo:paragraph-rsid="0020bb14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26c9b3" officeooo:paragraph-rsid="0026c9b3"/>
    </style:style>
    <style:style style:name="P6" style:family="paragraph" style:parent-style-name="Text_20_body">
      <style:text-properties officeooo:paragraph-rsid="0026f1ea"/>
    </style:style>
    <style:style style:name="P7" style:family="paragraph" style:parent-style-name="Text_20_body">
      <style:text-properties officeooo:paragraph-rsid="0028dea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in" fo:margin-bottom="0in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in" fo:margin-bottom="0in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in" fo:margin-bottom="0in" style:contextual-spacing="false"/>
    </style:style>
    <style:style style:name="P32" style:family="paragraph" style:parent-style-name="Text_20_body" style:list-style-name="L13"/>
    <style:style style:name="P33" style:family="paragraph" style:parent-style-name="Text_20_body" style:list-style-name="L13">
      <style:paragraph-properties fo:margin-top="0in" fo:margin-bottom="0in" style:contextual-spacing="false"/>
    </style:style>
    <style:style style:name="P34" style:family="paragraph" style:parent-style-name="Text_20_body" style:list-style-name="L13">
      <style:text-properties officeooo:paragraph-rsid="0022aff5"/>
    </style:style>
    <style:style style:name="P35" style:family="paragraph" style:parent-style-name="Text_20_body" style:list-style-name="L14">
      <style:text-properties officeooo:paragraph-rsid="0022aff5"/>
    </style:style>
    <style:style style:name="P36" style:family="paragraph" style:parent-style-name="Text_20_body" style:list-style-name="L15">
      <style:text-properties officeooo:paragraph-rsid="0025ddd7"/>
    </style:style>
    <style:style style:name="P37" style:family="paragraph" style:parent-style-name="Text_20_body" style:list-style-name="L16">
      <style:text-properties officeooo:paragraph-rsid="0022aff5"/>
    </style:style>
    <style:style style:name="P38" style:family="paragraph" style:parent-style-name="Text_20_body" style:list-style-name="L13">
      <style:text-properties officeooo:rsid="0022aff5" officeooo:paragraph-rsid="0022aff5"/>
    </style:style>
    <style:style style:name="P39" style:family="paragraph" style:parent-style-name="Text_20_body" style:list-style-name="L17">
      <style:text-properties officeooo:paragraph-rsid="002360cf"/>
    </style:style>
    <style:style style:name="P40" style:family="paragraph" style:parent-style-name="Text_20_body" style:list-style-name="L18">
      <style:text-properties officeooo:paragraph-rsid="0023f14c"/>
    </style:style>
    <style:style style:name="P41" style:family="paragraph" style:parent-style-name="Text_20_body" style:list-style-name="L19"/>
    <style:style style:name="P42" style:family="paragraph" style:parent-style-name="Text_20_body" style:list-style-name="L19">
      <style:paragraph-properties fo:margin-top="0in" fo:margin-bottom="0in" style:contextual-spacing="false"/>
    </style:style>
    <style:style style:name="P43" style:family="paragraph" style:parent-style-name="Text_20_body" style:list-style-name="L19">
      <style:text-properties officeooo:paragraph-rsid="00265afb"/>
    </style:style>
    <style:style style:name="P44" style:family="paragraph" style:parent-style-name="Text_20_body" style:list-style-name="L19">
      <style:text-properties officeooo:rsid="00265afb" officeooo:paragraph-rsid="00265afb"/>
    </style:style>
    <style:style style:name="P45" style:family="paragraph" style:parent-style-name="Text_20_body" style:list-style-name="L20"/>
    <style:style style:name="P46" style:family="paragraph" style:parent-style-name="Text_20_body" style:list-style-name="L20">
      <style:paragraph-properties fo:margin-top="0in" fo:margin-bottom="0in" style:contextual-spacing="false"/>
    </style:style>
    <style:style style:name="P47" style:family="paragraph" style:parent-style-name="Text_20_body" style:list-style-name="L21">
      <style:paragraph-properties fo:margin-top="0in" fo:margin-bottom="0in" style:contextual-spacing="false"/>
      <style:text-properties officeooo:rsid="0026c9b3" officeooo:paragraph-rsid="0026c9b3"/>
    </style:style>
    <style:style style:name="P48" style:family="paragraph" style:parent-style-name="Text_20_body" style:list-style-name="L22"/>
    <style:style style:name="P49" style:family="paragraph" style:parent-style-name="Text_20_body" style:list-style-name="L22">
      <style:paragraph-properties fo:margin-top="0in" fo:margin-bottom="0in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3">
      <style:paragraph-properties fo:margin-top="0in" fo:margin-bottom="0in" style:contextual-spacing="false"/>
    </style:style>
    <style:style style:name="T1" style:family="text">
      <style:text-properties officeooo:rsid="0020bb14"/>
    </style:style>
    <style:style style:name="T2" style:family="text">
      <style:text-properties officeooo:rsid="0022aff5"/>
    </style:style>
    <style:style style:name="T3" style:family="text">
      <style:text-properties officeooo:rsid="0026f1ea"/>
    </style:style>
    <style:style style:name="T4" style:family="text">
      <style:text-properties fo:font-size="16pt" officeooo:rsid="0026f1ea" style:font-size-asian="16pt" style:font-size-complex="16pt"/>
    </style:style>
    <style:style style:name="T5" style:family="text">
      <style:text-properties fo:font-size="18pt" officeooo:rsid="0026f1ea" style:font-size-asian="18pt" style:font-size-complex="18pt"/>
    </style:style>
    <style:style style:name="T6" style:family="text">
      <style:text-properties fo:font-size="12pt" officeooo:rsid="0026f1ea" style:font-size-asian="12pt" style:font-size-complex="12pt"/>
    </style:style>
    <style:style style:name="T7" style:family="text">
      <style:text-properties fo:font-size="12pt" officeooo:rsid="0026f1ea" style:font-size-asian="10.5pt" style:font-size-complex="12pt"/>
    </style:style>
    <style:style style:name="T8" style:family="text">
      <style:text-properties officeooo:rsid="0028dea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hase 1: Foundations</text:span></text:h>
      <text:list text:style-name="L1">
        <text:list-item>
          <text:p text:style-name="P8"><text:span text:style-name="Strong_20_Emphasis">Mathematics</text:span></text:p>
          <text:list>
            <text:list-item>
              <text:p text:style-name="P9">Linear Algebra: Matrices, vectors, eigenvalues, and eigenvectors.</text:p>
            </text:list-item>
            <text:list-item>
              <text:p text:style-name="P9">Probability and Statistics: Probability distributions, Bayes’ theorem, statistical tests, etc.</text:p>
            </text:list-item>
            <text:list-item>
              <text:p text:style-name="P9">Calculus: Differentiation and integration, partial derivatives, optimization concepts like gradient descent.</text:p>
            </text:list-item>
          </text:list>
        </text:list-item>
        <text:list-item>
          <text:p text:style-name="P8"><text:span text:style-name="Strong_20_Emphasis">Programming</text:span></text:p>
          <text:list>
            <text:list-item>
              <text:p text:style-name="P9">Learn Python: Focus on libraries like NumPy, Pandas, Matplotlib, and Seaborn.</text:p>
            </text:list-item>
            <text:list-item>
              <text:p text:style-name="P9">Version Control: Git and GitHub for code management.</text:p>
            </text:list-item>
            <text:list-item>
              <text:p text:style-name="P8">Basic algorithms and data structures: Arrays, linked lists, trees, graph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2: Core Machine Learning Concepts</text:span></text:h>
      <text:list text:style-name="L2">
        <text:list-item>
          <text:p text:style-name="P10"><text:span text:style-name="Strong_20_Emphasis">Introduction to ML</text:span></text:p>
          <text:list>
            <text:list-item>
              <text:p text:style-name="P11">Understand supervised, unsupervised, and reinforcement learning.</text:p>
            </text:list-item>
            <text:list-item>
              <text:p text:style-name="P11">Grasp key terminologies: features, labels, training/testing data, model evaluation.</text:p>
            </text:list-item>
          </text:list>
        </text:list-item>
        <text:list-item>
          <text:p text:style-name="P10"><text:span text:style-name="Strong_20_Emphasis">Basic Algorithms</text:span></text:p>
          <text:list>
            <text:list-item>
              <text:p text:style-name="P11">Supervised Learning: Linear regression, logistic regression, decision trees, and support vector machines.</text:p>
            </text:list-item>
            <text:list-item>
              <text:p text:style-name="P11">Unsupervised Learning: K-means, hierarchical clustering, and PCA (Principal Component Analysis).</text:p>
            </text:list-item>
          </text:list>
        </text:list-item>
        <text:list-item>
          <text:p text:style-name="P10"><text:span text:style-name="Strong_20_Emphasis">Model Evaluation</text:span></text:p>
          <text:list>
            <text:list-item>
              <text:p text:style-name="P11">Metrics: Accuracy, precision, recall, F1-score, ROC-AUC.</text:p>
            </text:list-item>
            <text:list-item>
              <text:p text:style-name="P10">Cross-validation techniques.</text:p>
            </text:list-item>
          </text:list>
        </text:list-item>
      </text:list>
      <text:p text:style-name="P2">Why Machine Learning Important </text:p>
      <text:h text:style-name="P1" text:outline-level="3"><text:span text:style-name="Strong_20_Emphasis">1. Automation of Tasks</text:span></text:h>
      <text:list text:style-name="L3">
        <text:list-item>
          <text:p text:style-name="P13">ML automates repetitive and time-consuming tasks, improving productivity and efficiency.</text:p>
        </text:list-item>
        <text:list-item>
          <text:p text:style-name="P12">Examples: Email spam filters, product recommendations, and automated chatbots.</text:p>
        </text:list-item>
      </text:list>
      <text:p text:style-name="Horizontal_20_Line"/>
      <text:h text:style-name="Heading_20_3" text:outline-level="3"><text:span text:style-name="Strong_20_Emphasis">2. Data-Driven Decision Making</text:span></text:h>
      <text:list text:style-name="L4">
        <text:list-item>
          <text:p text:style-name="P15">ML analyzes vast amounts of data to uncover patterns and insights that humans might miss.</text:p>
        </text:list-item>
        <text:list-item>
          <text:p text:style-name="P14">It supports better decision-making in fields like healthcare, finance, and marketing.</text:p>
        </text:list-item>
      </text:list>
      <text:p text:style-name="Horizontal_20_Line"/>
      <text:h text:style-name="Heading_20_3" text:outline-level="3"><text:soft-page-break/><text:span text:style-name="Strong_20_Emphasis">3. Scalability and Adaptability</text:span></text:h>
      <text:list text:style-name="L5">
        <text:list-item>
          <text:p text:style-name="P17">Unlike rule-based systems, ML models adapt and improve as they are exposed to more data.</text:p>
        </text:list-item>
        <text:list-item>
          <text:p text:style-name="P16">Example: Self-driving cars learn from millions of driving scenarios to enhance their performance.</text:p>
        </text:list-item>
      </text:list>
      <text:p text:style-name="Horizontal_20_Line"/>
      <text:h text:style-name="Heading_20_3" text:outline-level="3"><text:span text:style-name="Strong_20_Emphasis">4. Enhanced Personalization</text:span></text:h>
      <text:list text:style-name="L6">
        <text:list-item>
          <text:p text:style-name="P19">ML powers personalization in products and services, improving user experiences.</text:p>
        </text:list-item>
        <text:list-item>
          <text:p text:style-name="P18">Examples: Netflix movie recommendations, Spotify playlists, and Amazon shopping suggestions.</text:p>
        </text:list-item>
      </text:list>
      <text:p text:style-name="Horizontal_20_Line"/>
      <text:h text:style-name="Heading_20_3" text:outline-level="3"><text:span text:style-name="Strong_20_Emphasis">5. Solving Complex Problems</text:span></text:h>
      <text:list text:style-name="L7">
        <text:list-item>
          <text:p text:style-name="P21">ML tackles problems that are computationally complex or have no straightforward solutions.</text:p>
        </text:list-item>
        <text:list-item>
          <text:p text:style-name="P20">Examples: Image recognition, natural language processing, and drug discovery.</text:p>
        </text:list-item>
      </text:list>
      <text:p text:style-name="Horizontal_20_Line"/>
      <text:h text:style-name="Heading_20_3" text:outline-level="3"><text:span text:style-name="Strong_20_Emphasis">6. Economic and Societal Impact</text:span></text:h>
      <text:list text:style-name="L8">
        <text:list-item>
          <text:p text:style-name="P23">ML drives innovation in industries, creating new products, services, and economic opportunities.</text:p>
        </text:list-item>
        <text:list-item>
          <text:p text:style-name="P22">Examples: Fraud detection in banking, predictive maintenance in manufacturing, and disease prediction in healthcare.</text:p>
        </text:list-item>
      </text:list>
      <text:p text:style-name="Horizontal_20_Line"/>
      <text:h text:style-name="Heading_20_3" text:outline-level="3"><text:span text:style-name="Strong_20_Emphasis">7. Real-Time Applications</text:span></text:h>
      <text:list text:style-name="L9">
        <text:list-item>
          <text:p text:style-name="P25">ML enables real-time processing and decision-making.</text:p>
        </text:list-item>
        <text:list-item>
          <text:p text:style-name="P24">Examples: Autonomous vehicles, stock market trading, and disaster prediction systems.</text:p>
        </text:list-item>
      </text:list>
      <text:p text:style-name="Horizontal_20_Line"/>
      <text:h text:style-name="Heading_20_3" text:outline-level="3"><text:span text:style-name="Strong_20_Emphasis">8. Pioneering Future Technologies</text:span></text:h>
      <text:list text:style-name="L10">
        <text:list-item>
          <text:p text:style-name="P27">ML is the foundation for Artificial Intelligence (AI) advancements.</text:p>
        </text:list-item>
        <text:list-item>
          <text:p text:style-name="P26">Examples: Generative AI (like ChatGPT), AI-powered assistants (Siri, Alexa), and advanced robotics.</text:p>
        </text:list-item>
      </text:list>
      <text:p text:style-name="Horizontal_20_Line"/>
      <text:h text:style-name="Heading_20_3" text:outline-level="3"><text:span text:style-name="Strong_20_Emphasis">9. Efficiency and Cost Reduction</text:span></text:h>
      <text:list text:style-name="L11">
        <text:list-item>
          <text:p text:style-name="P29">ML systems reduce operational costs by minimizing human intervention and errors.</text:p>
        </text:list-item>
        <text:list-item>
          <text:p text:style-name="P28">Example: Predictive analytics in supply chains optimize inventory and reduce wastage.</text:p>
        </text:list-item>
      </text:list>
      <text:p text:style-name="Horizontal_20_Line"><text:soft-page-break/></text:p>
      <text:h text:style-name="Heading_20_3" text:outline-level="3"><text:span text:style-name="Strong_20_Emphasis">10. Better Human-Computer Interaction</text:span></text:h>
      <text:list text:style-name="L12">
        <text:list-item>
          <text:p text:style-name="P31">Through natural language processing and vision systems, ML enables intuitive interactions.</text:p>
        </text:list-item>
        <text:list-item>
          <text:p text:style-name="P30">Example: Voice assistants, facial recognition systems, and language translation apps.</text:p>
        </text:list-item>
      </text:list>
      <text:p text:style-name="P2"/>
      <text:p text:style-name="Horizontal_20_Line"/>
      <text:h text:style-name="Heading_20_3" text:outline-level="3"><text:span text:style-name="Strong_20_Emphasis">Phase 3: Practical Implementation</text:span></text:h>
      <text:list xml:id="list2297881182" text:style-name="L13">
        <text:list-item>
          <text:p text:style-name="P32"><text:span text:style-name="Strong_20_Emphasis">Learn ML Frameworks and Libraries</text:span></text:p>
          <text:list>
            <text:list-item>
              <text:p text:style-name="P33">Scikit-learn for traditional ML algorithms.</text:p>
            </text:list-item>
            <text:list-item>
              <text:p text:style-name="P33">TensorFlow and PyTorch for deep learning.</text:p>
            </text:list-item>
          </text:list>
        </text:list-item>
        <text:list-item>
          <text:p text:style-name="P32"><text:span text:style-name="Strong_20_Emphasis">Data Handling</text:span></text:p>
          <text:list>
            <text:list-item>
              <text:p text:style-name="P33">Data cleaning and preprocessing (handling missing values, scaling, encoding).</text:p>
            </text:list-item>
            <text:list-item>
              <text:p text:style-name="P33">Exploratory Data Analysis (EDA).</text:p>
            </text:list-item>
          </text:list>
        </text:list-item>
        <text:list-item>
          <text:p text:style-name="P32"><text:span text:style-name="Strong_20_Emphasis">Hands-On Practice</text:span></text:p>
          <text:list>
            <text:list-item>
              <text:p text:style-name="P33">Start with small datasets (e.g., Iris, MNIST, Titanic).</text:p>
            </text:list-item>
            <text:list-item>
              <text:p text:style-name="P32">Participate in Kaggle competitions or similar platforms.</text:p>
              <text:p text:style-name="P32"><text:s/><text:span text:style-name="T2">Supervised Learning </text:span></text:p>
            </text:list-item>
            <text:list-item>
              <text:p text:style-name="P34"><text:span text:style-name="T2">Linear Regression ---&gt; <text:s/>House prediction (</text:span>Predict a continuous value. <text:span text:style-name="T2">)</text:span></text:p>
            </text:list-item>
          </text:list>
        </text:list-item>
      </text:list>
      <text:list text:style-name="L14">
        <text:list-item>
          <text:list>
            <text:list-item>
              <text:p text:style-name="P35"><text:span text:style-name="T2">Logistic Regressionn --- &gt; Iris Flower prediction (</text:span>Predict binary or multi-class outcomes <text:span text:style-name="T2">)</text:span></text:p>
            </text:list-item>
          </text:list>
        </text:list-item>
      </text:list>
      <text:list text:style-name="L15">
        <text:list-item>
          <text:list>
            <text:list-item>
              <text:p text:style-name="P36"><text:span text:style-name="T2">Random Forest or SVM. --→ Breast cancer Detection (</text:span>Detect patterns in unlabeled or semi-structured data. <text:span text:style-name="T2"><text:s/>)</text:span></text:p>
            </text:list-item>
          </text:list>
        </text:list-item>
      </text:list>
      <text:list text:style-name="L16">
        <text:list-item>
          <text:list>
            <text:list-item>
              <text:p text:style-name="P37"><text:span text:style-name="T2">SVM --&gt; <text:s/>Spam classifier (</text:span>Classify data by finding the optimal hyperplane <text:span text:style-name="T2">)</text:span></text:p>
            </text:list-item>
          </text:list>
        </text:list-item>
      </text:list>
      <text:list text:continue-list="list2297881182" text:style-name="L13">
        <text:list-item>
          <text:list>
            <text:list-header>
              <text:p text:style-name="P38"><text:s/>Unsupervised Learning </text:p>
            </text:list-header>
          </text:list>
        </text:list-item>
      </text:list>
      <text:list text:style-name="L17">
        <text:list-item>
          <text:list>
            <text:list-item>
              <text:p text:style-name="P39"><text:span text:style-name="T2">K means clustering ---&gt; <text:s/>Customer segmentation (</text:span>Group data into clusters without labeled data <text:span text:style-name="T2">)</text:span></text:p>
            </text:list-item>
          </text:list>
        </text:list-item>
      </text:list>
      <text:list text:style-name="L18">
        <text:list-item>
          <text:list>
            <text:list-header>
              <text:p text:style-name="P40"/>
            </text:list-header>
          </text:list>
        </text:list-item>
      </text:list>
      <text:p text:style-name="Horizontal_20_Line"/>
      <text:h text:style-name="Heading_20_3" text:outline-level="3"><text:span text:style-name="Strong_20_Emphasis">Phase 4: Deep Learning (Advanced)</text:span></text:h>
      <text:list text:style-name="L19">
        <text:list-item>
          <text:p text:style-name="P41"><text:span text:style-name="Strong_20_Emphasis">Neural Networks Basics</text:span></text:p>
          <text:list>
            <text:list-item>
              <text:p text:style-name="P42">Understand perceptrons, activation functions, and loss functions.</text:p>
            </text:list-item>
            <text:list-item>
              <text:p text:style-name="P42">Learn about forward and backward propagation.</text:p>
            </text:list-item>
          </text:list>
        </text:list-item>
        <text:list-item>
          <text:p text:style-name="P41"><text:soft-page-break/><text:span text:style-name="Strong_20_Emphasis">Deep Learning Architectures</text:span></text:p>
          <text:list>
            <text:list-item>
              <text:p text:style-name="P42">Convolutional Neural Networks (CNNs) for image processing.</text:p>
            </text:list-item>
            <text:list-item>
              <text:p text:style-name="P42">Recurrent Neural Networks (RNNs) for sequential data.</text:p>
            </text:list-item>
            <text:list-item>
              <text:p text:style-name="P42">Transformer models for NLP (e.g., BERT, GPT).</text:p>
            </text:list-item>
          </text:list>
        </text:list-item>
        <text:list-item>
          <text:p text:style-name="P41"><text:span text:style-name="Strong_20_Emphasis">Frameworks</text:span></text:p>
          <text:list>
            <text:list-item>
              <text:p text:style-name="P41">Deepen knowledge of TensorFlow/Keras or PyTorch for building custom models.</text:p>
              <text:p text:style-name="P44">Hands on Project :</text:p>
              <text:p text:style-name="P43"/>
            </text:list-item>
          </text:list>
        </text:list-item>
      </text:list>
      <text:p text:style-name="Horizontal_20_Line"/>
      <text:h text:style-name="Heading_20_3" text:outline-level="3"><text:span text:style-name="Strong_20_Emphasis">Phase 5: Specialized Topics</text:span></text:h>
      <text:list xml:id="list3783164220" text:style-name="L20">
        <text:list-item>
          <text:p text:style-name="P45"><text:span text:style-name="Strong_20_Emphasis">Natural Language Processing (NLP)</text:span></text:p>
          <text:list>
            <text:list-item>
              <text:p text:style-name="P46">Sentiment analysis, machine translation, and text generation.</text:p>
            </text:list-item>
            <text:list-item>
              <text:p text:style-name="P46">Pretrained models like BERT and GPT.</text:p>
            </text:list-item>
          </text:list>
        </text:list-item>
      </text:list>
      <text:p text:style-name="P5">Projects :</text:p>
      <text:list text:style-name="L21">
        <text:list-item>
          <text:p text:style-name="P47">Image Classification </text:p>
        </text:list-item>
        <text:list-item>
          <text:p text:style-name="P47">Text Classification </text:p>
        </text:list-item>
        <text:list-item>
          <text:p text:style-name="P47">Movie Reccomendation </text:p>
        </text:list-item>
        <text:list-item>
          <text:p text:style-name="P47">Next Word predictor </text:p>
          <text:p text:style-name="P47"/>
        </text:list-item>
      </text:list>
      <text:list text:continue-list="list3783164220" text:style-name="L20">
        <text:list-item>
          <text:p text:style-name="P45"><text:span text:style-name="Strong_20_Emphasis">Computer Vision</text:span></text:p>
          <text:list>
            <text:list-item>
              <text:p text:style-name="P46">Image classification, object detection, and image generation.</text:p>
            </text:list-item>
            <text:list-item>
              <text:p text:style-name="P46">Techniques like YOLO and GANs.</text:p>
            </text:list-item>
          </text:list>
        </text:list-item>
        <text:list-item>
          <text:p text:style-name="P45"><text:span text:style-name="Strong_20_Emphasis">Reinforcement Learning</text:span></text:p>
          <text:list>
            <text:list-item>
              <text:p text:style-name="P45">Learn Q-Learning, Deep Q-Learning, and Policy Gradient methods.</text:p>
            </text:list-item>
          </text:list>
        </text:list-item>
      </text:list>
      <text:p text:style-name="Horizontal_20_Line"/>
      <text:h text:style-name="Heading_20_3" text:outline-level="3"><text:span text:style-name="Strong_20_Emphasis">Phase 6: Deployment and Real-World Application</text:span></text:h>
      <text:list text:style-name="L22">
        <text:list-item>
          <text:p text:style-name="P48"><text:span text:style-name="Strong_20_Emphasis">Model Deployment</text:span></text:p>
          <text:list>
            <text:list-item>
              <text:p text:style-name="P49">Tools: Flask, FastAPI, Docker, and cloud services (AWS, GCP, Azure).</text:p>
            </text:list-item>
            <text:list-item>
              <text:p text:style-name="P49">Concepts: Model serving, monitoring, and scaling.</text:p>
            </text:list-item>
          </text:list>
        </text:list-item>
        <text:list-item>
          <text:p text:style-name="P48"><text:span text:style-name="Strong_20_Emphasis">ML Ops</text:span></text:p>
          <text:list>
            <text:list-item>
              <text:p text:style-name="P49">Versioning, pipeline automation, and deployment workflows.</text:p>
            </text:list-item>
            <text:list-item>
              <text:p text:style-name="P48">Tools: MLflow, Airflow, or Kubeflow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Phase 7: Continuous Learning</text:span></text:h>
      <text:list text:style-name="L23">
        <text:list-item>
          <text:p text:style-name="P50"><text:span text:style-name="Strong_20_Emphasis">Read Research Papers</text:span></text:p>
          <text:list>
            <text:list-item>
              <text:p text:style-name="P51">Stay updated with conferences like NeurIPS, CVPR, and ACL.</text:p>
            </text:list-item>
            <text:list-item>
              <text:p text:style-name="P51">Use platforms like ArXiv and Google Scholar.</text:p>
            </text:list-item>
          </text:list>
        </text:list-item>
        <text:list-item>
          <text:p text:style-name="P50"><text:span text:style-name="Strong_20_Emphasis">Contribute to Open Source</text:span></text:p>
          <text:list>
            <text:list-item>
              <text:p text:style-name="P50">Join ML-related open-source projects to enhance skills and community engagement.</text:p>
            </text:list-item>
          </text:list>
        </text:list-item>
      </text:list>
      <text:p text:style-name="Horizontal_20_Line"/>
      <text:h text:style-name="P3" text:outline-level="3"><text:span text:style-name="Strong_20_Emphasis"><text:span text:style-name="T1">Courses : </text:span></text:span></text:h>
      <text:p text:style-name="P6"><text:span text:style-name="Strong_20_Emphasis"><text:span text:style-name="T4">Introduction to Machine learning</text:span></text:span><text:span text:style-name="Strong_20_Emphasis"><text:span text:style-name="T3"> </text:span></text:span></text:p>
      <text:p text:style-name="P6"><text:a xlink:type="simple" xlink:href="https://www.youtube.com/watch?v=LvC68w9JS4Y&amp;t=23859s" text:style-name="Internet_20_link" text:visited-style-name="Visited_20_Internet_20_Link"><text:span text:style-name="Strong_20_Emphasis">https://www.youtube.com/watch?v=LvC68w9JS4Y&amp;t=23859s</text:span></text:a><text:span text:style-name="Strong_20_Emphasis"> </text:span><text:span text:style-name="Strong_20_Emphasis"><text:span text:style-name="T3">(with practice and some theory )</text:span></text:span></text:p>
      <text:p text:style-name="P6"><text:span text:style-name="Strong_20_Emphasis"><text:span text:style-name="T3">For theory </text:span></text:span></text:p>
      <text:p text:style-name="P6"><text:a xlink:type="simple" xlink:href="https://www.javatpoint.com/machine-learning" text:style-name="Internet_20_link" text:visited-style-name="Visited_20_Internet_20_Link"><text:span text:style-name="Strong_20_Emphasis">https://www.javatpoint.com/machine-learning</text:span></text:a></text:p>
      <text:p text:style-name="P6"><text:span text:style-name="Strong_20_Emphasis"><text:span text:style-name="T3">For Projects </text:span></text:span></text:p>
      <text:p text:style-name="P6"><text:a xlink:type="simple" xlink:href="https://www.geeksforgeeks.org/machine-learning-projects/" text:style-name="Internet_20_link" text:visited-style-name="Visited_20_Internet_20_Link"><text:span text:style-name="Strong_20_Emphasis">https://www.geeksforgeeks.org/machine-learning-projects/</text:span></text:a></text:p>
      <text:p text:style-name="P6"><text:span text:style-name="Strong_20_Emphasis"/></text:p>
      <text:p text:style-name="P6"><text:span text:style-name="Strong_20_Emphasis"><text:span text:style-name="T5">Introduction to Deep Learning </text:span></text:span></text:p>
      <text:p text:style-name="P6"><text:span text:style-name="Strong_20_Emphasis"><text:span text:style-name="T7">Basics and advanced <text:s/>of Deep learning <text:s/></text:span></text:span></text:p>
      <text:p text:style-name="P6"><text:a xlink:type="simple" xlink:href="https://www.youtube.com/watch?v=2dH_qjc9mFg&amp;list=PLKnIA16_RmvYuZauWaPlRTC54KxSNLtNn" text:style-name="Internet_20_link" text:visited-style-name="Visited_20_Internet_20_Link"><text:span text:style-name="Strong_20_Emphasis"><text:span text:style-name="T6">https://www.youtube.com/watch?v=2dH_qjc9mFg&amp;list=PLKnIA16_RmvYuZauWaPlRTC54KxSNLtNn</text:span></text:span></text:a></text:p>
      <text:p text:style-name="P4"><text:span text:style-name="Strong_20_Emphasis"/></text:p>
      <text:p text:style-name="P6"><text:span text:style-name="Strong_20_Emphasis"><text:span text:style-name="T1">Give the Basic idea of NLP</text:span></text:span></text:p>
      <text:p text:style-name="P6"><text:a xlink:type="simple" xlink:href="https://www.udemy.com/course/nlp-natural-language-processing-with-python/" text:style-name="Internet_20_link" text:visited-style-name="Visited_20_Internet_20_Link"><text:span text:style-name="Strong_20_Emphasis">https://www.udemy.com/course/nlp-natural-language-processing-with-python/</text:span></text:a></text:p>
      <text:p text:style-name="P6"><text:span text:style-name="Strong_20_Emphasis"/></text:p>
      <text:p text:style-name="P7"><text:span text:style-name="Strong_20_Emphasis"><text:span text:style-name="T8">For Full AI <text:s/>with advanced topic</text:span></text:span></text:p>
      <text:p text:style-name="P7"><text:span text:style-name="Strong_20_Emphasis">https://www.udemy.com/course/artificial-intelligence-az/learn/lecture/7228808#overview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0:46:23.301000000</meta:creation-date>
    <dc:date>2024-12-14T20:15:22.605000000</dc:date>
    <meta:editing-duration>PT33M38S</meta:editing-duration>
    <meta:editing-cycles>13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121" meta:word-count="831" meta:character-count="6115" meta:non-whitespace-character-count="5473"/>
  </office:meta>
</office:document-meta>
</file>